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1" svg:font-family="'Liberation Serif'" style:font-family-generic="roman"/>
    <style:font-face style:name="Liberation Serif sav" svg:font-family="'Liberation Serif sav'" style:font-family-generic="roman"/>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Cantarell"/>
    </style:style>
    <style:style style:name="P2" style:family="paragraph" style:parent-style-name="Text_20_body">
      <style:text-properties style:font-name="Cantarell"/>
    </style:style>
    <style:style style:name="P3" style:family="paragraph" style:parent-style-name="Heading_20_2">
      <style:text-properties style:font-name="Cantarel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text:p>
      <text:p text:style-name="P1"/>
      <text:h text:style-name="P3" text:outline-level="2">i) Sommaire</text:h>
      <text:p text:style-name="P2"/>
      <text:h text:style-name="Heading_20_2" text:outline-level="2">ii) Dictionnaire des abréviations</text:h>
      <text:p text:style-name="Text_20_body"/>
      <text:h text:style-name="Heading_20_1" text:outline-level="1">1) Données générales</text:h>
      <text:h text:style-name="Heading_20_2" text:outline-level="2">a. Exposé du problème</text:h>
      <text:p text:style-name="Text_20_body"><text:tab/>L’entreprise Appeule a besoin d’un nouveau système de commande pour ses I-Ascenseurs dernière génération : en effet, ils désirent remplacer les anciens systèmes, jugés trop peu ouverts à l’extension. De plus, le nouveau système de commande doit respecter les protocoles déjà établis dans les ascenseurs actuels.</text:p>
      <text:h text:style-name="Heading_20_2" text:outline-level="2">b. Objectifs</text:h>
      <text:p text:style-name="Text_20_body"><text:tab/>Ce produit devra être livré le 14 octobre 2019 dans sa version finale, sous la forme d'un code complet répondant à toutes les demandes du client, et ouvert à d'éventuelles améliorations, réparations, extensions. Le produit comportera également une batterie complète de tests ayant pour objectifs d'assurer la qualité et la fiabilité des composants, ainsi que de simplifier l'ajout de futures extensions.</text:p>
      <text:p text:style-name="Text_20_body"/>
      <text:h text:style-name="Heading_20_2" text:outline-level="2">c. Responsabilité des MOA (maîtrise de l’ouvrage) et MOE (maîtrise de l’œuvre)</text:h>
      <text:p text:style-name="Text_20_body">//Quentin a dit qu'il savait faire ça</text:p>
      <text:h text:style-name="Heading_20_2" text:outline-level="2"><text:soft-page-break/>d.<text:tab/>Critères d’acceptabilité<text:tab/></text:h>
      <text:h text:style-name="Heading_20_2" text:outline-level="2">e.<text:tab/>Contraintes d’environnement</text:h>
      <text:h text:style-name="Heading_20_1" text:outline-level="1">2) Données techniques </text:h>
      <text:h text:style-name="Heading_20_2" text:outline-level="2"><text:tab/> <text:s text:c="5"/>a. Description produit</text:h>
      <text:p text:style-name="Text_20_body">//À améliorer, modifier</text:p>
      <text:p text:style-name="Text_20_body">L’ascenseur est aujourd’hui un des moyens de transport les plus utilisés au monde. Pour les piloter, des panneaux de contrôle sont placés à l’intérieur de la cabine ainsi qu’à chaque étage. Ces panneaux de contrôle disposent de commandes simples qui permettent d’appeler l’ascenseur ou encore d’aller à un étage souhaité. Cependant, au niveau mécanique l’ascenseur peut lui simplement monter, descendre et s’arrêter. Il est donc nécessaire de concevoir un système qui prend en entrée les commandes des utilisateurs et les traduit en une série d’ordre pour contrôler la cabine.</text:p>
      <text:p text:style-name="Text_20_body"/>
      <text:h text:style-name="Heading_20_2" text:outline-level="2"><text:tab/> <text:s text:c="5"/>b. Processus de développement</text:h>
      <text:h text:style-name="Heading_20_2" text:outline-level="2"><text:tab/> <text:s text:c="5"/>c. Fonctions à satisfaire</text:h>
      <text:p text:style-name="Text_20_body">//à améliorer, modifier</text:p>
      <text:p text:style-name="Text_20_body"><text:s/>Notre objectif principal est de concevoir le système de contrôle d’un ascenseur décrit ci-dessus dans les délais. Celui-ci doit générer des déplacements optimaux pour la cabine en évitant les changements de direction. Il faut également créer une interface graphique qui permette de simuler et visualiser le fonctionnement du système.</text:p>
      <text:h text:style-name="Heading_20_2" text:outline-level="2"><text:tab/> <text:s text:c="5"/>d. Evolution en cours de réalisation</text:h>
      <text:h text:style-name="Heading_20_2" text:outline-level="2"><text:tab/> <text:s text:c="5"/>e. Extensions envisagées</text:h>
      <text:p text:style-name="Text_20_body"><text:tab/> <text:s/></text:p>
      <text:p text:style-name="Text_20_body">//on fera à la fin</text:p>
      <text:h text:style-name="Heading_20_1" text:outline-level="1">3) Données économiques</text:h>
      <text:p text:style-name="Text_20_body"/>
      <text:p text:style-name="Text_20_body">//en gros ça on s'en fout un peu</text:p>
      <text:h text:style-name="Heading_20_2" text:outline-level="2"><text:soft-page-break/><text:tab/> <text:s text:c="3"/>a. Délais : dates de début de fin du projet</text:h>
      <text:h text:style-name="Heading_20_2" text:outline-level="2">b. Coût en de développement (effort) : estimé en HommexMois, HommexAnné, HommexJour ou Homme×Heure en excluant les week-ends, jours fériés et vacances.</text:h>
      <text:h text:style-name="Heading_20_2" text:outline-level="2">c. Coût financement : le budget nécessaire à la réalisation du projet, comment le projet sera financé ?</text:h>
      <text:h text:style-name="Heading_20_2" text:outline-level="2">d. Moyens ressources : deux types de ressources : humaines (l’équipe de développement, etc.) et matérielles (ordinateurs, intranet, etc.)</text:h>
      <text:h text:style-name="Heading_20_1" text:outline-level="1">4) Données commerciales</text:h>
      <text:h text:style-name="Heading_20_2" text:outline-level="2"><text:tab/> <text:s text:c="3"/>a. Qualité de vente et attrait du produit : le retour financier pour le client.</text:h>
      <text:h text:style-name="Heading_20_2" text:outline-level="2">b. Qualité d’utilisation : essentiellement l’utilisation du produit par le client (acquéreur, utilisateur final, installateur, mainteneur). Donc les facteurs de qualité externe : robustesse, compatibilité, etc. </text:h>
      <text:h text:style-name="Heading_20_2" text:outline-level="2">c. Phase de transfert : lieu et date de la remise du produit (documents, f</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1" svg:font-family="'Liberation Serif'" style:font-family-generic="roman"/>
    <style:font-face style:name="Liberation Serif sav" svg:font-family="'Liberation Serif sav'" style:font-family-generic="roman"/>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2T22:19:19.31</meta:creation-date>
    <meta:editing-duration>PT10M46S</meta:editing-duration>
    <meta:editing-cycles>16</meta:editing-cycles>
    <meta:generator>OpenOffice/4.1.3$Win32 OpenOffice.org_project/413m1$Build-9783</meta:generator>
    <meta:initial-creator>Mathieu Pietri</meta:initial-creator>
    <dc:date>2019-10-02T22:30:11.87</dc:date>
    <dc:creator>Mathieu Pietri</dc:creator>
    <meta:document-statistic meta:table-count="0" meta:image-count="0" meta:object-count="0" meta:page-count="3" meta:paragraph-count="34" meta:word-count="461" meta:character-count="3059"/>
  </office:meta>
</office:document-meta>
</file>